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1.3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3" table:default-cell-style-name="Default"/>
        <table:table-row table:style-name="ro1">
          <table:table-cell table:style-name="ce5" office:value-type="string" calcext:value-type="string">
            <text:p>First name</text:p>
          </table:table-cell>
          <table:table-cell table:style-name="ce5" office:value-type="string" calcext:value-type="string">
            <text:p>Last name</text:p>
          </table:table-cell>
          <table:table-cell table:style-name="ce5" office:value-type="string" calcext:value-type="string">
            <text:p>Email address</text:p>
          </table:table-cell>
          <table:table-cell table:style-name="ce5" office:value-type="string" calcext:value-type="string">
            <text:p>Reading1</text:p>
          </table:table-cell>
          <table:table-cell table:style-name="ce5"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Asynch1</text:p>
          </table:table-cell>
          <table:table-cell office:value-type="string" calcext:value-type="string">
            <text:p>Asynch2</text:p>
          </table:table-cell>
          <table:table-cell office:value-type="string" calcext:value-type="string">
            <text:p>Asynch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or Paper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wCurve</text:p>
          </table:table-cell>
          <table:table-cell office:value-type="string" calcext:value-type="string">
            <text:p>Letter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Razmig</text:p>
          </table:table-cell>
          <table:table-cell table:style-name="ce5" office:value-type="string" calcext:value-type="string">
            <text:p>Bartassian</text:p>
          </table:table-cell>
          <table:table-cell table:style-name="ce5" office:value-type="string" calcext:value-type="string">
            <text:p>rbartass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.5/50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:.F2])+0.25*AVERAGE([.G2:.I2])+0.25*[.J2]+0.25*[.K2]" office:value-type="float" office:value="0.97" calcext:value-type="float">
            <text:p>0.97</text:p>
          </table:table-cell>
          <table:table-cell table:style-name="ce4" table:formula="of:=[.M2]+0.0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Eliott</text:p>
          </table:table-cell>
          <table:table-cell table:style-name="ce5" office:value-type="string" calcext:value-type="string">
            <text:p>Bergerson</text:p>
          </table:table-cell>
          <table:table-cell table:style-name="ce5" office:value-type="string" calcext:value-type="string">
            <text:p>ebergers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3.5/50"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3:.F3])+0.25*AVERAGE([.G3:.I3])+0.25*[.J3]+0.25*[.K3]" office:value-type="float" office:value="0.96125" calcext:value-type="float">
            <text:p>0.96125</text:p>
          </table:table-cell>
          <table:table-cell table:style-name="ce4" table:formula="of:=[.M3]+0.03" office:value-type="float" office:value="0.99125" calcext:value-type="float">
            <text:p>0.9912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Borovykh</text:p>
          </table:table-cell>
          <table:table-cell table:style-name="ce5" office:value-type="string" calcext:value-type="string">
            <text:p>mborovyk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.5/50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4:.F4])+0.25*AVERAGE([.G4:.I4])+0.25*[.J4]+0.25*[.K4]" office:value-type="float" office:value="0.9575" calcext:value-type="float">
            <text:p>0.9575</text:p>
          </table:table-cell>
          <table:table-cell table:style-name="ce4" table:formula="of:=[.M4]+0.03" office:value-type="float" office:value="0.9875" calcext:value-type="float">
            <text:p>0.987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Katelyn</text:p>
          </table:table-cell>
          <table:table-cell table:style-name="ce5" office:value-type="string" calcext:value-type="string">
            <text:p>Calvetti</text:p>
          </table:table-cell>
          <table:table-cell table:style-name="ce5" office:value-type="string" calcext:value-type="string">
            <text:p>kcalvett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5:.F5])+0.25*AVERAGE([.G5:.I5])+0.25*[.J5]+0.25*[.K5]" office:value-type="float" office:value="0.985" calcext:value-type="float">
            <text:p>0.985</text:p>
          </table:table-cell>
          <table:table-cell table:style-name="ce4" table:formula="of:=[.M5]+0.03" office:value-type="float" office:value="1.015" calcext:value-type="float">
            <text:p>1.01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amberlain</text:p>
          </table:table-cell>
          <table:table-cell table:style-name="ce5" office:value-type="string" calcext:value-type="string">
            <text:p>wchamb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6:.F6])+0.25*AVERAGE([.G6:.I6])+0.25*[.J6]+0.25*[.K6]" office:value-type="float" office:value="0.9725" calcext:value-type="float">
            <text:p>0.9725</text:p>
          </table:table-cell>
          <table:table-cell table:style-name="ce4" table:formula="of:=[.M6]+0.03" office:value-type="float" office:value="1.0025" calcext:value-type="float">
            <text:p>1.002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Roger</text:p>
          </table:table-cell>
          <table:table-cell table:style-name="ce5" office:value-type="string" calcext:value-type="string">
            <text:p>Chen</text:p>
          </table:table-cell>
          <table:table-cell table:style-name="ce5" office:value-type="string" calcext:value-type="string">
            <text:p>rchen2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8/50"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7:.F7])+0.25*AVERAGE([.G7:.I7])+0.25*[.J7]+0.25*[.K7]" office:value-type="float" office:value="0.9775" calcext:value-type="float">
            <text:p>0.9775</text:p>
          </table:table-cell>
          <table:table-cell table:style-name="ce4" table:formula="of:=[.M7]+0.03" office:value-type="float" office:value="1.0075" calcext:value-type="float">
            <text:p>1.007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Lexy</text:p>
          </table:table-cell>
          <table:table-cell table:style-name="ce5" office:value-type="string" calcext:value-type="string">
            <text:p>Clark</text:p>
          </table:table-cell>
          <table:table-cell table:style-name="ce5" office:value-type="string" calcext:value-type="string">
            <text:p>lclark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/50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8:.F8])+0.25*AVERAGE([.G8:.I8])+0.25*[.J8]+0.25*[.K8]" office:value-type="float" office:value="0.97375" calcext:value-type="float">
            <text:p>0.97375</text:p>
          </table:table-cell>
          <table:table-cell table:style-name="ce4" table:formula="of:=[.M8]+0.03" office:value-type="float" office:value="1.00375" calcext:value-type="float">
            <text:p>1.0037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Nadia Alexandria</text:p>
          </table:table-cell>
          <table:table-cell table:style-name="ce5" office:value-type="string" calcext:value-type="string">
            <text:p>Contreras</text:p>
          </table:table-cell>
          <table:table-cell table:style-name="ce5" office:value-type="string" calcext:value-type="string">
            <text:p>ncontre1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0.25*AVERAGE([.D9:.F9])+0.25*AVERAGE([.G9:.I9])+0.25*[.J9]+0.25*[.K9]" office:value-type="float" office:value="0.195833333333333" calcext:value-type="float">
            <text:p>0.195833333333333</text:p>
          </table:table-cell>
          <table:table-cell table:style-name="ce4" table:formula="of:=[.M9]+0.03" office:value-type="float" office:value="0.225833333333333" calcext:value-type="float">
            <text:p>0.225833333333333</text:p>
          </table:table-cell>
          <table:table-cell office:value-type="string" calcext:value-type="string">
            <text:p>F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Taylor</text:p>
          </table:table-cell>
          <table:table-cell table:style-name="ce5" office:value-type="string" calcext:value-type="string">
            <text:p>De La Rosa</text:p>
          </table:table-cell>
          <table:table-cell table:style-name="ce5" office:value-type="string" calcext:value-type="string">
            <text:p>tdelaros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4.5/50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0:.F10])+0.25*AVERAGE([.G10:.I10])+0.25*[.J10]+0.25*[.K10]" office:value-type="float" office:value="0.9475" calcext:value-type="float">
            <text:p>0.9475</text:p>
          </table:table-cell>
          <table:table-cell table:style-name="ce4" table:formula="of:=[.M10]+0.03" office:value-type="float" office:value="0.9775" calcext:value-type="float">
            <text:p>0.977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Echeverri</text:p>
          </table:table-cell>
          <table:table-cell table:style-name="ce5" office:value-type="string" calcext:value-type="string">
            <text:p>eechever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4/50"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1:.F11])+0.25*AVERAGE([.G11:.I11])+0.25*[.J11]+0.25*[.K11]" office:value-type="float" office:value="0.817916666666667" calcext:value-type="float">
            <text:p>0.817916666666667</text:p>
          </table:table-cell>
          <table:table-cell table:style-name="ce4" table:formula="of:=[.M11]+0.03" office:value-type="float" office:value="0.847916666666667" calcext:value-type="float">
            <text:p>0.847916666666667</text:p>
          </table:table-cell>
          <table:table-cell office:value-type="string" calcext:value-type="string">
            <text:p>B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Jeremy</text:p>
          </table:table-cell>
          <table:table-cell table:style-name="ce5" office:value-type="string" calcext:value-type="string">
            <text:p>Foster</text:p>
          </table:table-cell>
          <table:table-cell table:style-name="ce5" office:value-type="string" calcext:value-type="string">
            <text:p>jfoster1@poets.whittier.edu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8/50" office:value-type="float" office:value="0.76" calcext:value-type="float">
            <text:p>0.7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0.25*AVERAGE([.D12:.F12])+0.25*AVERAGE([.G12:.I12])+0.25*[.J12]+0.25*[.K12]" office:value-type="float" office:value="0.569166666666667" calcext:value-type="float">
            <text:p>0.569166666666667</text:p>
          </table:table-cell>
          <table:table-cell table:style-name="ce4" table:formula="of:=[.M12]+0.03" office:value-type="float" office:value="0.599166666666667" calcext:value-type="float">
            <text:p>0.599166666666667</text:p>
          </table:table-cell>
          <table:table-cell office:value-type="string" calcext:value-type="string">
            <text:p>F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Aaron</text:p>
          </table:table-cell>
          <table:table-cell table:style-name="ce5" office:value-type="string" calcext:value-type="string">
            <text:p>Gonzalez</text:p>
          </table:table-cell>
          <table:table-cell table:style-name="ce5" office:value-type="string" calcext:value-type="string">
            <text:p>agonza24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4/50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3:.F13])+0.25*AVERAGE([.G13:.I13])+0.25*[.J13]+0.25*[.K13]" office:value-type="float" office:value="0.945" calcext:value-type="float">
            <text:p>0.945</text:p>
          </table:table-cell>
          <table:table-cell table:style-name="ce4" table:formula="of:=[.M13]+0.03" office:value-type="float" office:value="0.975" calcext:value-type="float">
            <text:p>0.97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Raymond</text:p>
          </table:table-cell>
          <table:table-cell table:style-name="ce5" office:value-type="string" calcext:value-type="string">
            <text:p>Hartig</text:p>
          </table:table-cell>
          <table:table-cell table:style-name="ce5" office:value-type="string" calcext:value-type="string">
            <text:p>rhartig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4:.F14])+0.25*AVERAGE([.G14:.I14])+0.25*[.J14]+0.25*[.K14]" office:value-type="float" office:value="0.9625" calcext:value-type="float">
            <text:p>0.9625</text:p>
          </table:table-cell>
          <table:table-cell table:style-name="ce4" table:formula="of:=[.M14]+0.03" office:value-type="float" office:value="0.9925" calcext:value-type="float">
            <text:p>0.992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Helguera</text:p>
          </table:table-cell>
          <table:table-cell table:style-name="ce5" office:value-type="string" calcext:value-type="string">
            <text:p>mhelgu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.5/5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5:.F15])+0.25*AVERAGE([.G15:.I15])+0.25*[.J15]+0.25*[.K15]" office:value-type="float" office:value="0.975" calcext:value-type="float">
            <text:p>0.975</text:p>
          </table:table-cell>
          <table:table-cell table:style-name="ce4" table:formula="of:=[.M15]+0.03" office:value-type="float" office:value="1.005" calcext:value-type="float">
            <text:p>1.00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Householder</text:p>
          </table:table-cell>
          <table:table-cell table:style-name="ce5" office:value-type="string" calcext:value-type="string">
            <text:p>ahouseho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6:.F16])+0.25*AVERAGE([.G16:.I16])+0.25*[.J16]+0.25*[.K16]" office:value-type="float" office:value="0.98875" calcext:value-type="float">
            <text:p>0.98875</text:p>
          </table:table-cell>
          <table:table-cell table:style-name="ce4" table:formula="of:=[.M16]+0.03" office:value-type="float" office:value="1.01875" calcext:value-type="float">
            <text:p>1.0187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Jasmine</text:p>
          </table:table-cell>
          <table:table-cell table:style-name="ce5" office:value-type="string" calcext:value-type="string">
            <text:p>Marron</text:p>
          </table:table-cell>
          <table:table-cell table:style-name="ce5" office:value-type="string" calcext:value-type="string">
            <text:p>jmarron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1.5/50"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7:.F17])+0.25*AVERAGE([.G17:.I17])+0.25*[.J17]+0.25*[.K17]" office:value-type="float" office:value="0.93875" calcext:value-type="float">
            <text:p>0.93875</text:p>
          </table:table-cell>
          <table:table-cell table:style-name="ce4" table:formula="of:=[.M17]+0.03" office:value-type="float" office:value="0.96875" calcext:value-type="float">
            <text:p>0.9687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Kiyoshi</text:p>
          </table:table-cell>
          <table:table-cell table:style-name="ce5" office:value-type="string" calcext:value-type="string">
            <text:p>Matsuoka</text:p>
          </table:table-cell>
          <table:table-cell table:style-name="ce5" office:value-type="string" calcext:value-type="string">
            <text:p>kmatsuok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/50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8:.F18])+0.25*AVERAGE([.G18:.I18])+0.25*[.J18]+0.25*[.K18]" office:value-type="float" office:value="0.96125" calcext:value-type="float">
            <text:p>0.96125</text:p>
          </table:table-cell>
          <table:table-cell table:style-name="ce4" table:formula="of:=[.M18]+0.03" office:value-type="float" office:value="0.99125" calcext:value-type="float">
            <text:p>0.9912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Mo</text:p>
          </table:table-cell>
          <table:table-cell table:style-name="ce5" office:value-type="string" calcext:value-type="string">
            <text:p>Moeslein</text:p>
          </table:table-cell>
          <table:table-cell table:style-name="ce5" office:value-type="string" calcext:value-type="string">
            <text:p>mmoesle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9:.F19])+0.25*AVERAGE([.G19:.I19])+0.25*[.J19]+0.25*[.K19]" office:value-type="float" office:value="0.95625" calcext:value-type="float">
            <text:p>0.95625</text:p>
          </table:table-cell>
          <table:table-cell table:style-name="ce4" table:formula="of:=[.M19]+0.03" office:value-type="float" office:value="0.98625" calcext:value-type="float">
            <text:p>0.9862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Scout</text:p>
          </table:table-cell>
          <table:table-cell table:style-name="ce5" office:value-type="string" calcext:value-type="string">
            <text:p>Mucher</text:p>
          </table:table-cell>
          <table:table-cell table:style-name="ce5" office:value-type="string" calcext:value-type="string">
            <text:p>amuch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0:.F20])+0.25*AVERAGE([.G20:.I20])+0.25*[.J20]+0.25*[.K20]" office:value-type="float" office:value="0.9825" calcext:value-type="float">
            <text:p>0.9825</text:p>
          </table:table-cell>
          <table:table-cell table:style-name="ce4" table:formula="of:=[.M20]+0.03" office:value-type="float" office:value="1.0125" calcext:value-type="float">
            <text:p>1.012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Erin</text:p>
          </table:table-cell>
          <table:table-cell table:style-name="ce5" office:value-type="string" calcext:value-type="string">
            <text:p>Portillo</text:p>
          </table:table-cell>
          <table:table-cell table:style-name="ce5" office:value-type="string" calcext:value-type="string">
            <text:p>eportill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1:.F21])+0.25*AVERAGE([.G21:.I21])+0.25*[.J21]+0.25*[.K21]" office:value-type="float" office:value="0.98875" calcext:value-type="float">
            <text:p>0.98875</text:p>
          </table:table-cell>
          <table:table-cell table:style-name="ce4" table:formula="of:=[.M21]+0.03" office:value-type="float" office:value="1.01875" calcext:value-type="float">
            <text:p>1.0187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Fernando</text:p>
          </table:table-cell>
          <table:table-cell table:style-name="ce5" office:value-type="string" calcext:value-type="string">
            <text:p>Ramirez</text:p>
          </table:table-cell>
          <table:table-cell table:style-name="ce5" office:value-type="string" calcext:value-type="string">
            <text:p>framirez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2:.F22])+0.25*AVERAGE([.G22:.I22])+0.25*[.J22]+0.25*[.K22]" office:value-type="float" office:value="0.97625" calcext:value-type="float">
            <text:p>0.97625</text:p>
          </table:table-cell>
          <table:table-cell table:style-name="ce4" table:formula="of:=[.M22]+0.03" office:value-type="float" office:value="1.00625" calcext:value-type="float">
            <text:p>1.0062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Romero</text:p>
          </table:table-cell>
          <table:table-cell table:style-name="ce5" office:value-type="string" calcext:value-type="string">
            <text:p>aromero5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8.5/50"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0.25*AVERAGE([.D23:.F23])+0.25*AVERAGE([.G23:.I23])+0.25*[.J23]+0.25*[.K23]" office:value-type="float" office:value="0.7175" calcext:value-type="float">
            <text:p>0.7175</text:p>
          </table:table-cell>
          <table:table-cell table:style-name="ce4" table:formula="of:=[.M23]+0.03" office:value-type="float" office:value="0.7475" calcext:value-type="float">
            <text:p>0.7475</text:p>
          </table:table-cell>
          <table:table-cell office:value-type="string" calcext:value-type="string">
            <text:p>C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Samantha</text:p>
          </table:table-cell>
          <table:table-cell table:style-name="ce5" office:value-type="string" calcext:value-type="string">
            <text:p>Salazar</text:p>
          </table:table-cell>
          <table:table-cell table:style-name="ce5" office:value-type="string" calcext:value-type="string">
            <text:p>ssalaza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4:.F24])+0.25*AVERAGE([.G24:.I24])+0.25*[.J24]+0.25*[.K24]" office:value-type="float" office:value="0.96875" calcext:value-type="float">
            <text:p>0.96875</text:p>
          </table:table-cell>
          <table:table-cell table:style-name="ce4" table:formula="of:=[.M24]+0.03" office:value-type="float" office:value="0.99875" calcext:value-type="float">
            <text:p>0.9987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string" calcext:value-type="string">
            <text:p>Santana</text:p>
          </table:table-cell>
          <table:table-cell table:style-name="ce5" office:value-type="string" calcext:value-type="string">
            <text:p>esantana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48/50"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5:.F25])+0.25*AVERAGE([.G25:.I25])+0.25*[.J25]+0.25*[.K25]" office:value-type="float" office:value="0.887916666666667" calcext:value-type="float">
            <text:p>0.887916666666667</text:p>
          </table:table-cell>
          <table:table-cell table:style-name="ce4" table:formula="of:=[.M25]+0.03" office:value-type="float" office:value="0.917916666666667" calcext:value-type="float">
            <text:p>0.917916666666667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Nadine</text:p>
          </table:table-cell>
          <table:table-cell table:style-name="ce5" office:value-type="string" calcext:value-type="string">
            <text:p>Syed Jefri</text:p>
          </table:table-cell>
          <table:table-cell table:style-name="ce5" office:value-type="string" calcext:value-type="string">
            <text:p>nsyedjef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.5/50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6:.F26])+0.25*AVERAGE([.G26:.I26])+0.25*[.J26]+0.25*[.K26]" office:value-type="float" office:value="0.985" calcext:value-type="float">
            <text:p>0.985</text:p>
          </table:table-cell>
          <table:table-cell table:style-name="ce4" table:formula="of:=[.M26]+0.03" office:value-type="float" office:value="1.015" calcext:value-type="float">
            <text:p>1.015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Gabriella</text:p>
          </table:table-cell>
          <table:table-cell table:style-name="ce5" office:value-type="string" calcext:value-type="string">
            <text:p>Tellez</text:p>
          </table:table-cell>
          <table:table-cell table:style-name="ce5" office:value-type="string" calcext:value-type="string">
            <text:p>gtellez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0/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7:.F27])+0.25*AVERAGE([.G27:.I27])+0.25*[.J27]+0.25*[.K27]" office:value-type="float" office:value="0.910416666666667" calcext:value-type="float">
            <text:p>0.910416666666667</text:p>
          </table:table-cell>
          <table:table-cell table:style-name="ce4" table:formula="of:=[.M27]+0.03" office:value-type="float" office:value="0.940416666666667" calcext:value-type="float">
            <text:p>0.940416666666667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Sabrina</text:p>
          </table:table-cell>
          <table:table-cell table:style-name="ce5" office:value-type="string" calcext:value-type="string">
            <text:p>Van Beek</text:p>
          </table:table-cell>
          <table:table-cell table:style-name="ce5" office:value-type="string" calcext:value-type="string">
            <text:p>svanbeek@poets.whittier.edu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8:.F28])+0.25*AVERAGE([.G28:.I28])+0.25*[.J28]+0.25*[.K28]" office:value-type="float" office:value="0.966666666666667" calcext:value-type="float">
            <text:p>0.966666666666667</text:p>
          </table:table-cell>
          <table:table-cell table:style-name="ce4" table:formula="of:=[.M28]+0.03" office:value-type="float" office:value="0.996666666666667" calcext:value-type="float">
            <text:p>0.996666666666667</text:p>
          </table:table-cell>
          <table:table-cell office:value-type="string" calcext:value-type="string">
            <text:p>A</text:p>
          </table:table-cell>
          <table:table-cell table:number-columns-repeated="49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0:16:14.139966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22:45:50</meta:creation-date>
    <meta:initial-creator>Unknown Creator</meta:initial-creator>
    <dc:language>en-US</dc:language>
    <dc:date>2021-02-20T17:36:11.413862970</dc:date>
    <meta:editing-cycles>165</meta:editing-cycles>
    <dc:title>Untitled Spreadsheet</dc:title>
    <meta:editing-duration>P2DT2H20M38S</meta:editing-duration>
    <meta:generator>LibreOffice/7.0.4.2$Linux_X86_64 LibreOffice_project/00$Build-2</meta:generator>
    <meta:document-statistic meta:table-count="1" meta:cell-count="393" meta:object-count="0"/>
    <meta:user-defined meta:name="AppVersion">15.0000</meta:user-defined>
    <meta:user-defined meta:name="Company">Microsoft Corporation</meta:user-defined>
  </office:meta>
</office:document-meta>
</file>